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518f" officeooo:paragraph-rsid="001851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d .. go back one directory </text:p>
      <text:p text:style-name="P1">cd ../.. <text:s/>go back two levels </text:p>
      <text:p text:style-name="P1">cd ~ go back to your home directory </text:p>
      <text:p text:style-name="P1">cd- go back to last directory you were in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3T23:23:45.771088469</meta:creation-date>
    <dc:date>2026-02-13T23:25:44.918355568</dc:date>
    <meta:editing-duration>PT1M59S</meta:editing-duration>
    <meta:editing-cycles>1</meta:editing-cycles>
    <meta:document-statistic meta:table-count="0" meta:image-count="0" meta:object-count="0" meta:page-count="1" meta:paragraph-count="4" meta:word-count="29" meta:character-count="135" meta:non-whitespace-character-count="105"/>
    <meta:generator>LibreOffice/24.2.7.2$Linux_X86_64 LibreOffice_project/420$Build-2</meta:generator>
  </office:meta>
</office:document-meta>
</file>